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Chrome Webkit +</text:span></text:p>
      <text:p text:style-name="P1"><text:span text:style-name="T1">FF Geko</text:span></text:p>
      <text:p text:style-name="P1"><text:span text:style-name="T1">Edge</text:span></text:p>
      <text:p text:style-name="P1"><text:span text:style-name="T1">Safari Webkit</text:span></text:p>
      <text:p text:style-name="P1"><text:span text:style-name="T1">Opera Webkit</text:span></text:p>
      <text:p text:style-name="P1"><text:span text:style-name="T1"/></text:p>
      <text:p text:style-name="P1"><text:span text:style-name="T1">Chrome na Macu na czystym Webkit z Safari</text:span></text:p>
      <text:p text:style-name="P1"><text:span text:style-name="T1">Chrome Canary dwie wersje do przodu</text:span></text:p>
      <text:p text:style-name="P1"><text:span text:style-name="T1">FF nightly te</text:span><text:span text:style-name="T2">ż jakoś<text:s text:c="2"/>tam do przodu</text:span></text:p>
      <text:p text:style-name="P1"><text:span text:style-name="T2">na linuksie chromium</text:span></text:p>
      <text:p text:style-name="P1"><text:span text:style-name="T2">na mobilkach zupełnie inny Chrome mobile</text:span></text:p>
      <text:p text:style-name="P1"><text:span text:style-name="T2">Opery mobilne </text:span></text:p>
      <text:p text:style-name="P1"><text:span text:style-name="T2"/></text:p>
      <text:p text:style-name="P1"><text:span text:style-name="T2">windows można virtualnie na macu, na odwr</text:span><text:span text:style-name="T3">ó</text:span><text:span text:style-name="T4">t ci</text:span><text:span text:style-name="T5">ężko bo trzeba się uwierzytelniać numerem procesora, są jakieś pobrazy ale przy aktualizacji systemu się sypią</text:span></text:p>
      <text:p text:style-name="P1"><text:span text:style-name="T5"/></text:p>
      <text:p text:style-name="P1"><text:span text:style-name="T5">safari w telefonie tylko w iphonie i nie da się go w og</text:span><text:span text:style-name="T6">ó</text:span><text:span text:style-name="T7">le podpi</text:span><text:span text:style-name="T8">ąć do win</text:span></text:p>
      <text:p text:style-name="P1"><text:span text:style-name="T8"/></text:p>
      <text:p text:style-name="P1"><text:span text:style-name="T8">żeby debugowac przeglądarkę mobilną trzeba mieć na komputerze wersję desktopową</text:span></text:p>
      <text:p text:style-name="P1"><text:span text:style-name="T8">nie ma narzędzi dev dla mobilnych</text:span></text:p>
      <text:p text:style-name="P1"><text:span text:style-name="T8"/></text:p>
      <text:p text:style-name="P1"><text:span text:style-name="T8">npm install gulp-cli -g</text:span></text:p>
      <text:p text:style-name="P1"><text:span text:style-name="T8">npm install gulp -D</text:span></text:p>
      <text:p text:style-name="P1"><text:span text:style-name="T8"/></text:p>
      <text:p text:style-name="P1"><text:span text:style-name="T8">npm install -g bower</text:span></text:p>
      <text:p text:style-name="P1"><text:span text:style-name="T8"/></text:p>
      <text:p text:style-name="P1"><text:span text:style-name="T8">npm install -g yo</text:span></text:p>
      <text:p text:style-name="P1"><text:span text:style-name="T8"/></text:p>
      <text:p text:style-name="P1"><text:span text:style-name="T8">yo</text:span></text:p>
      <text:p text:style-name="P1"><text:span text:style-name="T8">Webapp</text:span></text:p>
      <text:p text:style-name="P1"><text:span text:style-name="T8">sass, modernizr</text:span></text:p>
      <text:p text:style-name="P1"><text:span text:style-name="T8">bez jquery</text:span></text:p>
      <text:p text:style-name="P1"><text:span text:style-name="T8"/></text:p>
      <text:p text:style-name="P1"><text:span text:style-name="T8">yo daje autoprefikser, minifikacja</text:span></text:p>
      <text:p text:style-name="P1"><text:span text:style-name="T8"/></text:p>
      <text:p text:style-name="P1"><text:span text:style-name="T8">gulp serve</text:span></text:p>
      <text:p text:style-name="P1"><text:span text:style-name="T8"/></text:p>
      <text:p text:style-name="P1"><text:span text:style-name="T8">-------------------</text:span></text:p>
      <text:p text:style-name="P1"><text:span text:style-name="T8">debug:</text:span></text:p>
      <text:p text:style-name="P1"><text:span text:style-name="T8"/></text:p>
      <text:p text:style-name="P1"><text:span text:style-name="T8">chrome://inspect</text:span></text:p>
      <text:p text:style-name="P1"><text:span text:style-name="T8">livereload paczka się nazywa i nam sama updejtuje</text:span></text:p>
      <text:p text:style-name="P1"><text:span text:style-name="T8"/></text:p>
      <text:p text:style-name="P1"><text:span text:style-name="T8">na iphonie trzeba ustawić javascript, i web develop czy tam coś i na zakładce w safari możemy widzieć to co na tel</text:span></text:p>
      <text:p text:style-name="P1"><text:span text:style-name="T8"/></text:p>
      <text:p text:style-name="P1"><text:span text:style-name="T8">-------------------</text:span></text:p>
      <text:p text:style-name="P1"><text:span text:style-name="T8">sprawdzanie na innych urządzeniach:</text:span></text:p>
      <text:p text:style-name="P1"><text:span text:style-name="T8"/></text:p>
      <text:p text:style-name="P1"><text:span text:style-name="T8">emulatory nie wszystko, np. samsunga, w lenovo też jest jakaś tam, jest też przeglądarka w aplikacji fb - do jej debugowania trzeba używac specjalnych narzędzi</text:span></text:p>
      <text:p text:style-name="P1"><text:span text:style-name="T8"/></text:p>
      <text:p text:style-name="P1"><text:span text:style-name="T8">po emulatorach sauce labsy lub browser stack</text:span></text:p>
      <text:p text:style-name="P1"><text:span text:style-name="T8"/></text:p>
      <text:p text:style-name="P1"><text:span text:style-name="T8">emulatory w android studio i macos w xcode (95%)</text:span></text:p>
      <text:p text:style-name="P1"><text:span text:style-name="T8"/></text:p>
      <text:p text:style-name="P1"><text:span text:style-name="T8">podmienianie user agent</text:span><text:span text:style-name="T9">ó</text:span><text:span text:style-name="T10">w ty</text:span><text:span text:style-name="T11">ż (70% pewności)</text:span></text:p>
      <text:p text:style-name="P1"><text:span text:style-name="T11"/></text:p>
      <text:p text:style-name="P2"><text:span text:style-name="T11">dev toolsy tylko rozdziałkę zmieniają ale wszystko jest na webkicie nadal i jest niedobrze (i to jest trochę chujnia)</text:span></text:p>
      <text:p text:style-name="P2"><text:span text:style-name="T11"/></text:p>
      <text:p text:style-name="P2"><text:span text:style-name="T11">można też w open device labs</text:span></text:p>
      <text:p text:style-name="P2"><text:span text:style-name="T11"/></text:p>
      <text:p text:style-name="P2"><text:span text:style-name="T11">można też w media markcie :)</text:span></text:p>
      <text:p text:style-name="P2"><text:span text:style-name="T11"/></text:p>
      <text:p text:style-name="P2"><text:span text:style-name="T11">--------------------</text:span></text:p>
      <text:p text:style-name="P2"><text:span text:style-name="T11">czasami sama przeglądarka naprawi błąd przez quirk mode, warto sprawdzać na mniej zaawansowanych niż np. chrome</text:span></text:p>
      <text:p text:style-name="P2"><text:span text:style-name="T11"/></text:p>
      <text:p text:style-name="P2"><text:span text:style-name="T11">--------------------</text:span></text:p>
      <text:p text:style-name="P2"><text:span text:style-name="T11">separacja layoutu od komponentu, wszędzie ma wyglądać dobrze, nieważne jaką np. szerokość ma komponent, plus reużywalność, plus od szczeg</text:span><text:span text:style-name="T12">ó</text:span><text:span text:style-name="T13">łu do og</text:span><text:span text:style-name="T14">ó</text:span><text:span text:style-name="T15">łu</text:span></text:p>
      <text:p text:style-name="P2"><text:span text:style-name="T15"/></text:p>
      <text:p text:style-name="P2"><text:span text:style-name="T15">media queries to jak if na style</text:span></text:p>
      <text:p text:style-name="P2"><text:span text:style-name="T15"/></text:p>
      <text:p text:style-name="P2"><text:span text:style-name="T15">css layout?</text:span></text:p>
      <text:p text:style-name="P2"><text:span text:style-name="T15">layout na tabelkach do dziś robi się w mailingu</text:span></text:p>
      <text:p text:style-name="P2"><text:span text:style-name="T15">potem weszły dwa:</text:span></text:p>
      <text:p text:style-name="P2"><text:span text:style-name="T15">- float - układanie od g</text:span><text:span text:style-name="T16">ó</text:span><text:span text:style-name="T17">ry i od lewej; blokowe zajmuj</text:span><text:span text:style-name="T18">ą cały wiersz; elementy pod nim wskakiwały wyżej, bo on znikał z przepływu</text:span></text:p>
      <text:p text:style-name="P2"><text:span text:style-name="T18">bootstrap 3 jest na floatach, niedobrze</text:span></text:p>
      <text:p text:style-name="P2"><text:span text:style-name="T18">- position - absolute albo relative albo fixed - to miało rozwiązać float; problemem jest responsywność, bardzo dużo czasu zajmuje; jest szybszy od float</text:span><text:span text:style-name="T19">ó</text:span><text:span text:style-name="T20">w, przegl</text:span><text:span text:style-name="T21">ądarka po prostu ustawia w konkretnych miejsach wszystko, nie bierze pod uwagę float</text:span><text:span text:style-name="T22">ó</text:span><text:span text:style-name="T23">w</text:span></text:p>
      <text:p text:style-name="P2"><text:span text:style-name="T23">- flexbox - niedawno, suportowane przez wszystko od IE9 w g</text:span><text:span text:style-name="T24">ó</text:span><text:span text:style-name="T25">r</text:span><text:span text:style-name="T26">ę; dla IE9 istnieją polyfile czyli implementacja w js, kt</text:span><text:span text:style-name="T27">ó</text:span><text:span text:style-name="T28">ra obs</text:span><text:span text:style-name="T29">ługuje rzeczy kt</text:span><text:span text:style-name="T30">ó</text:span><text:span text:style-name="T31">rych nie obs</text:span><text:span text:style-name="T32">ługuje przegladarka; też nie rozwiązuje wszystkich problem</text:span><text:span text:style-name="T33">ó</text:span><text:span text:style-name="T34">w</text:span><text:span text:style-name="T35"/></text:p>
      <text:p text:style-name="P2"><text:span text:style-name="T35"/></text:p>
      <text:p text:style-name="P2"><text:span text:style-name="T35">jest portal can i use gdzie można sprawdzić co gdzie działa</text:span></text:p>
      <text:p text:style-name="P2"><text:span text:style-name="T35"/></text:p>
      <text:p text:style-name="P2"><text:span text:style-name="T36">-<text:s/></text:span><text:span text:style-name="T37">css-grid nie działa w opera mini i chrome 49, kt</text:span><text:span text:style-name="T38">ó</text:span><text:span text:style-name="T39">rego u</text:span><text:span text:style-name="T40">żywa google bot - robot indeksujący; i samsung internet 4 - można polyfilem się zabezbieczać ale raczej nie trzeba</text:span></text:p>
      <text:p text:style-name="P2"><text:span text:style-name="T40"/></text:p>
      <text:p text:style-name="P2"><text:span text:style-name="T40">float</text:span><text:span text:style-name="T41">ó</text:span><text:span text:style-name="T42">w nigdy, position tak ale nie do layot</text:span><text:span text:style-name="T43">ó</text:span><text:span text:style-name="T44">w</text:span></text:p>
      <text:p text:style-name="P2"><text:span text:style-name="T44">flexbox do 20x szybszy od float - mo</text:span><text:span text:style-name="T45">żna</text:span></text:p>
      <text:p text:style-name="P2"><text:span text:style-name="T45">css-grid jak tylko możemy sobie pozwolić</text:span></text:p>
      <text:p text:style-name="P2"><text:span text:style-name="T45"/></text:p>
      <text:p text:style-name="P2"><text:span text:style-name="T45">----------------------</text:span></text:p>
      <text:p text:style-name="P2"><text:span text:style-name="T45">flexbox</text:span></text:p>
      <text:p text:style-name="P2"><text:span text:style-name="T45"/></text:p>
      <text:p text:style-name="P2"><text:span text:style-name="T45">najważniejszy jest order, można to z pomocą media queries ustawiać r</text:span><text:span text:style-name="T46">ó</text:span><text:span text:style-name="T47">żnie</text:span></text:p>
      <text:p text:style-name="P2"><text:span text:style-name="T47">nigdy w rwd nie używamy height; min-height dajemy</text:span></text:p>
      <text:p text:style-name="P2"><text:span text:style-name="T47">nie chcemy reset, dajemy normalize ze stronki</text:span></text:p>
      <text:p text:style-name="P2"><text:span text:style-name="T47"/></text:p>
      <text:p text:style-name="P2"><text:span text:style-name="T47">import w sass to nie import ten sam co w css - on doładowuje na bieżąco, jeden plik naraz, coś tam</text:span></text:p>
      <text:p text:style-name="P2"><text:span text:style-name="T47">importy tylko w sass i less</text:span></text:p>
      <text:p text:style-name="P2"><text:span text:style-name="T47"/></text:p>
      <text:p text:style-name="P2"><text:span text:style-name="T47">----------------------</text:span></text:p>
      <text:p text:style-name="P2"><text:span text:style-name="T47">vh, vm przydatne do pierwszej strony, żeby zawsze coś na cały ekran</text:span></text:p>
      <text:p text:style-name="P2"><text:span text:style-name="T47">em - szerokość litery m; liczony jest od ostatniego ustawienia, dużo nod</text:span><text:span text:style-name="T48">ó</text:span><text:span text:style-name="T49">w; albo jak mi</text:span><text:span text:style-name="T50">ędzy divami dołożymy diva z innym rozmiarem i cała reszta przestaje działać</text:span></text:p>
      <text:p text:style-name="P2"><text:span text:style-name="T50">rem - root em; w tagu html ustawiamy wielkość czcionki; cała reszta jest obliczana względem tego jednego rozmiaru; najbardziej stabilna i relatywna; media querisami możemy zmieniać tę w html i cała reszta się zmienia też; ale możemy rem</text:span><text:span text:style-name="T51">ó</text:span><text:span text:style-name="T52">w u</text:span><text:span text:style-name="T53">żyć do wszystkiego; czcionkę w rem można ustawić w % i się będzie wszystko skalować automatycznie</text:span></text:p>
      <text:p text:style-name="P2"><text:span text:style-name="T53"/></text:p>
      <text:p text:style-name="P2"><text:span text:style-name="T53">----------------------</text:span></text:p>
      <text:p text:style-name="P2"><text:span text:style-name="T53">jak jest kilka psd to niestety trzeba robić breakpointy i sobie przeliczać</text:span></text:p>
      <text:p text:style-name="P2"><text:span text:style-name="T53">jak jest ok, to mamy jeden do wszystkiego i można np. na remach wtedy zrobić całość</text:span></text:p>
      <text:p text:style-name="P2"><text:span text:style-name="T53">adobe xd sam wylicza i coś tam</text:span></text:p>
      <text:p text:style-name="P2"><text:span text:style-name="T53"/></text:p>
      <text:p text:style-name="P2"><text:span text:style-name="T53">-------------------------</text:span></text:p>
      <text:p text:style-name="P2"><text:span text:style-name="T53">ładowanie czcionek - można przez font-face; albo fontsquirrel, w trybie experta można wybrać kt</text:span><text:span text:style-name="T54">ó</text:span><text:span text:style-name="T55">re litery maj</text:span><text:span text:style-name="T56">ą zostać, a kt</text:span><text:span text:style-name="T57">ó</text:span><text:span text:style-name="T58">re nie</text:span></text:p>
      <text:p text:style-name="P2"><text:span text:style-name="T58"/></text:p>
      <text:p text:style-name="P2"><text:span text:style-name="T58">konwencje nazewnicze klas</text:span></text:p>
      <text:p text:style-name="P2"><text:span text:style-name="T58">BEM - block element modifier</text:span></text:p>
      <text:p text:style-name="P2"><text:span text:style-name="T58">s</text:span><text:span text:style-name="T59">ą r</text:span><text:span text:style-name="T60">ó</text:span><text:span text:style-name="T61">żne -<text:s/></text:span><text:span text:style-name="T62">SMPCSS, OOPCSS</text:span></text:p>
      <text:p text:style-name="P2"><text:span text:style-name="T62">w klasach u</text:span><text:span text:style-name="T63">żywamy -, w idkach camel case - żeby od razu odr</text:span><text:span text:style-name="T64">ó</text:span><text:span text:style-name="T65">żniać</text:span></text:p>
      <text:p text:style-name="P2"><text:span text:style-name="T65"/></text:p>
      <text:p text:style-name="P2"><text:span text:style-name="T65"/></text:p>
      <text:p text:style-name="P2"><text:span text:style-name="T65"/></text:p>
      <text:p text:style-name="P2"><text:span text:style-name="T65"/></text:p>
      <text:p text:style-name="P2"><text:span text:style-name="T65"/></text:p>
      <text:p text:style-name="P2"><text:span text:style-name="T65"/></text:p>
      <text:p text:style-name="P2"><text:span text:style-name="T65"/></text:p>
      <text:p text:style-name="P2"><text:span text:style-name="T65"/></text:p>
      <text:p text:style-name="P2"><text:span text:style-name="T65"/></text:p>
      <text:p text:style-name="P2"><text:span text:style-name="T65"/></text:p>
      <text:p text:style-name="P2"><text:span text:style-name="T65"/></text:p>
      <text:p text:style-name="P2"><text:span text:style-name="T65"/></text:p>
      <text:p text:style-name="P2"><text:span text:style-name="T65"/></text:p>
      <text:p text:style-name="P2"><text:span text:style-name="T65"/></text:p>
      <text:p text:style-name="P2"><text:span text:style-name="T65"/></text:p>
      <text:p text:style-name="P2"><text:span text:style-name="T65"/></text:p>
      <text:p text:style-name="P2"><text:span text:style-name="T65"/></text:p>
      <text:p text:style-name="P2"><text:span text:style-name="T65"/></text:p>
      <text:p text:style-name="P2"><text:span text:style-name="T65"/></text:p>
      <text:p text:style-name="P2"><text:span text:style-name="T65"/></text:p>
      <text:p text:style-name="P2"><text:span text:style-name="T65"/></text:p>
      <text:p text:style-name="P2"><text:span text:style-name="T65"/></text:p>
      <text:p text:style-name="P2"><text:span text:style-name="T65"/></text:p>
      <text:p text:style-name="P2"><text:span text:style-name="T66"/></text:p>
      <text:p text:style-name="P2"><text:span text:style-name="T67"/></text:p>
      <text:p text:style-name="P2"><text:span text:style-name="T67"/></text:p>
      <text:p text:style-name="P2"><text:span text:style-name="T67"/></text:p>
      <text:p text:style-name="P2"><text:span text:style-name="T67"/></text:p>
      <text:p text:style-name="P2"><text:span text:style-name="T67"/></text:p>
      <text:p text:style-name="P2"><text:span text:style-name="T67"/></text:p>
      <text:p text:style-name="P2"><text:span text:style-name="T67"/></text:p>
      <text:p text:style-name="P2"><text:span text:style-name="T67"/></text:p>
      <text:p text:style-name="P2"><text:span text:style-name="T67"/></text:p>
      <text:p text:style-name="P2"><text:span text:style-name="T67"/></text:p>
      <text:p text:style-name="P2"><text:span text:style-name="T67"/></text:p>
      <text:p text:style-name="P2"><text:span text:style-name="T67"/></text:p>
      <text:p text:style-name="P2"><text:span text:style-name="T67"/></text:p>
      <text:p text:style-name="P2"><text:span text:style-name="T67"/></text:p>
      <text:p text:style-name="P2"><text:span text:style-name="T67"/></text:p>
      <text:p text:style-name="P2"><text:span text:style-name="T67"/></text:p>
      <text:p text:style-name="P2"><text:span text:style-name="T67"/></text:p>
      <text:p text:style-name="P2"><text:span text:style-name="T67"/></text:p>
      <text:p text:style-name="P2"><text:span text:style-name="T67"/></text:p>
      <text:p text:style-name="P2"><text:span text:style-name="T67"/></text:p>
      <text:p text:style-name="P3"><text:span text:style-name="T67"/></text:p>
      <text:p text:style-name="P3"><text:span text:style-name="T67"/></text:p>
      <text:p text:style-name="P3"><text:span text:style-name="T67"/></text:p>
      <text:p text:style-name="P3"><text:span text:style-name="T67"/></text:p>
      <text:p text:style-name="P3"><text:span text:style-name="T67"/></text:p>
      <text:p text:style-name="P3"><text:span text:style-name="T67"/></text:p>
      <text:p text:style-name="P3"><text:span text:style-name="T67"/></text:p>
      <text:p text:style-name="P3"><text:span text:style-name="T67"/></text:p>
      <text:p text:style-name="P3"><text:span text:style-name="T67"/></text:p>
      <text:p text:style-name="P3"><text:span text:style-name="T67"/></text:p>
      <text:p text:style-name="P3"><text:span text:style-name="T67"/></text:p>
      <text:p text:style-name="P3"><text:span text:style-name="T67"/></text:p>
      <text:p text:style-name="P3"><text:span text:style-name="T67"/></text:p>
      <text:p text:style-name="P3"><text:span text:style-name="T6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